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+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>?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+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>?</math:mi>
            </math:msub>
          </math:mrow>
        </math:mrow>
        <math:mrow>
          <math:mi>cos</math:mi>
          <math:mrow>
            <math:mrow>
              <math:mrow>
                <math:mo math:stretchy="false">(</math:mo>
                <math:mrow>
                  <math:msub>
                    <math:mi>r</math:mi>
                    <math:mi math:fontstyle="italic">vue</math:mi>
                  </math:msub>
                  <math:mo math:stretchy="false">+</math:mo>
                  <math:mfrac>
                    <math:mrow>
                      <math:mn>140</math:mn>
                      <math:mi>°</math:mi>
                    </math:mrow>
                    <math:mn>2</math:mn>
                  </math:mfrac>
                </math:mrow>
                <math:mo math:stretchy="false">)</math:mo>
              </math:mrow>
              <math:mo math:stretchy="false">×</math:mo>
              <math:msub>
                <math:mi>y</math:mi>
                <math:mi math:fontstyle="italic">vue</math:mi>
              </math:msub>
            </math:mrow>
            <math:mo math:stretchy="false">−</math:mo>
            <math:mi>sin</math:mi>
          </math:mrow>
          <math:mrow>
            <math:mrow>
              <math:mo math:stretchy="false">(</math:mo>
              <math:mrow>
                <math:msub>
                  <math:mi>r</math:mi>
                  <math:mi math:fontstyle="italic">vue</math:mi>
                </math:msub>
                <math:mo math:stretchy="false">+</math:mo>
                <math:mfrac>
                  <math:mrow>
                    <math:mn>140</math:mn>
                    <math:mi>°</math:mi>
                  </math:mrow>
                  <math:mn>2</math:mn>
                </math:mfrac>
              </math:mrow>
              <math:mo math:stretchy="false">)</math:mo>
            </math:mrow>
            <math:mo math:stretchy="false">×</math:mo>
            <math:msub>
              <math:mi>x</math:mi>
              <math:mi math:fontstyle="italic">vue</math:mi>
            </math:msub>
          </math:mrow>
        </math:mrow>
      </math:mfrac>
      <math:mo math:stretchy="false">&lt;</math:mo>
      <math:mn>0</math:mn>
    </math:mrow>
    <math:annotation math:encoding="StarMath 5.0">{cos(r_{vue} + {140°} over 2 ) times y_{?} - sin(r_{vue} + {140°} over 2 ) times x_{?}} over {cos(r_{vue} + {140°} over 2 ) times y_{vue} - sin(r_{vue} + {140°} over 2 ) times x_{vue}} &lt; 0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Bérenger ARNAUD</meta:initial-creator>
    <meta:creation-date>2007-10-18T12:53:41</meta:creation-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